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d518" officeooo:paragraph-rsid="0011d518"/>
    </style:style>
    <style:style style:name="P2" style:family="paragraph" style:parent-style-name="Standard">
      <style:text-properties officeooo:rsid="00128270" officeooo:paragraph-rsid="00128270"/>
    </style:style>
    <style:style style:name="P3" style:family="paragraph" style:parent-style-name="Standard">
      <style:text-properties officeooo:rsid="001325bc" officeooo:paragraph-rsid="001325bc"/>
    </style:style>
    <style:style style:name="P4" style:family="paragraph" style:parent-style-name="Standard">
      <style:text-properties officeooo:rsid="0013f023" officeooo:paragraph-rsid="0013f023"/>
    </style:style>
    <style:style style:name="P5" style:family="paragraph" style:parent-style-name="Standard">
      <style:text-properties fo:font-weight="bold" officeooo:rsid="0011d518" officeooo:paragraph-rsid="0011d518" style:font-weight-asian="bold" style:font-weight-complex="bold"/>
    </style:style>
    <style:style style:name="P6" style:family="paragraph" style:parent-style-name="Standard">
      <style:text-properties fo:font-weight="bold" officeooo:rsid="00128270" officeooo:paragraph-rsid="00128270" style:font-weight-asian="bold" style:font-weight-complex="bold"/>
    </style:style>
    <style:style style:name="P7" style:family="paragraph" style:parent-style-name="Standard">
      <style:text-properties fo:font-weight="bold" officeooo:rsid="001325bc" officeooo:paragraph-rsid="001325bc" style:font-weight-asian="bold" style:font-weight-complex="bold"/>
    </style:style>
    <style:style style:name="P8" style:family="paragraph" style:parent-style-name="Standard">
      <style:text-properties officeooo:rsid="00143437" officeooo:paragraph-rsid="00143437"/>
    </style:style>
    <style:style style:name="P9" style:family="paragraph" style:parent-style-name="Standard">
      <style:text-properties officeooo:rsid="0015cf13" officeooo:paragraph-rsid="0015cf13"/>
    </style:style>
    <style:style style:name="P10" style:family="paragraph" style:parent-style-name="Standard">
      <style:text-properties fo:font-weight="normal" officeooo:rsid="00180b15" officeooo:paragraph-rsid="00180b15" style:font-weight-asian="normal" style:font-weight-complex="normal"/>
    </style:style>
    <style:style style:name="P11" style:family="paragraph" style:parent-style-name="Standard">
      <style:text-properties officeooo:rsid="00180b15" officeooo:paragraph-rsid="00180b15"/>
    </style:style>
    <style:style style:name="T1" style:family="text">
      <style:text-properties fo:font-style="italic" style:font-style-asian="italic" style:font-style-complex="italic"/>
    </style:style>
    <style:style style:name="T2" style:family="text">
      <style:text-properties officeooo:rsid="001262a5"/>
    </style:style>
    <style:style style:name="T3" style:family="text">
      <style:text-properties officeooo:rsid="00128270"/>
    </style:style>
    <style:style style:name="T4" style:family="text">
      <style:text-properties officeooo:rsid="00160814"/>
    </style:style>
    <style:style style:name="T5" style:family="text">
      <style:text-properties officeooo:rsid="00180b15"/>
    </style:style>
    <style:style style:name="T6" style:family="text">
      <style:text-properties officeooo:rsid="0019429b"/>
    </style:style>
    <style:style style:name="T7" style:family="text">
      <style:text-properties fo:font-style="normal" officeooo:rsid="0019429b"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ail: <text:a xlink:type="simple" xlink:href="mailto:farrellpolymath@gmail.com" text:style-name="Internet_20_link" text:visited-style-name="Visited_20_Internet_20_Link">farrellpolymath@gmail.com</text:a></text:p>
      <text:p text:style-name="P1">Phone: 650-430-6292</text:p>
      <text:p text:style-name="P1">Skype: peter.farrell</text:p>
      <text:p text:style-name="P1">Hometown: Salem, NH</text:p>
      <text:p text:style-name="P1">Current city: San Mateo, CA</text:p>
      <text:p text:style-name="P1"/>
      <text:p text:style-name="P5">Major selling points:</text:p>
      <text:p text:style-name="P1">There are plenty of math books and plenty of programming books, but there are precious few books on how to apply computer programming to learning and exploring math in school. <text:span text:style-name="T3">The book isn’t intended to replace a math textbook, but to enrich whatever textbook or curriculum a student is already using. Anything you’re doing in math class can be done on a computer, and computer programming can make the subject more interactive, more challenging, more approachable or more meaningful, depending on the student.</text:span></text:p>
      <text:p text:style-name="P1"/>
      <text:p text:style-name="P5">How the book approaches the subject:</text:p>
      <text:p text:style-name="P2">Each chapter represents a big idea in math: Algebra, Geometry and so on. It takes a major task, such as graphing, and shows step by step how to do it from scratch using Python programming and the Processing graphics package. Through examples and increasingly challenging exercises, the reader will code along and then be able to apply the skills they gain to whatever math problem they face.</text:p>
      <text:p text:style-name="P1"/>
      <text:p text:style-name="P5">The audience and what ideas, concepts and skills I hope readers take away:</text:p>
      <text:p text:style-name="P2">The book doesn’t assume any previous experience with programming, so I hope they’ll take away the basic skills of programming: using variables, loops, functions and conditionals to make things happen on their screen. Hopefully they’ll see programming as another tool they can apply to a problem, and understand what kinds of problems they can apply it to. They might not know they can solve equations or make cool graphics so easily!</text:p>
      <text:p text:style-name="P1"/>
      <text:p text:style-name="P5">Books, resources that are competitive or similar to Hacking Math Class</text:p>
      <text:p text:style-name="P4">When I first saw Amit Saha wrote (and No Starch published!) <text:span text:style-name="T1">Doing Math With Python</text:span>, my heart sank because I thought I was scooped and I wondered if there was a place for my self-published book. But I read the book and Amit was doing a lot with advanced packages like Sympy, Matplotlib and so on. It’s a great book, but I think it may be above the abilities of the average math teacher or student. In contrast, my book starts at the beginning and uses only generic Python and Processing. </text:p>
      <text:p text:style-name="P4"/>
      <text:p text:style-name="P4">I <text:span text:style-name="T6">was blown away when I first read</text:span> Papert’s <text:span text:style-name="T1">Mindstorms </text:span><text:span text:style-name="T7">15 years ago</text:span>, and my Turtle explorations are reminiscent of what I learned from his book. But he talked a lot about the philosophy of learning math and I don’t.</text:p>
      <text:p text:style-name="P1"/>
      <text:p text:style-name="P5">Potential advocates for the book:</text:p>
      <text:p text:style-name="P1"/>
      <text:p text:style-name="P1"/>
      <text:p text:style-name="P5">Early Access Program:</text:p>
      <text:p text:style-name="P1"/>
      <text:p text:style-name="P1"/>
      <text:p text:style-name="P5">Websites I write for:</text:p>
      <text:p text:style-name="P1">makeitstem.com, hackingmathclass.blogspot.com,</text:p>
      <text:p text:style-name="P1"/>
      <text:p text:style-name="P8">b</text:p>
      <text:p text:style-name="P1"><text:soft-page-break/>I taught math for <text:span text:style-name="T2">a total of </text:span>8 years, on the East Coast, on the West Coast, and in Africa in the Peace Corps. I was the math teacher who wanted to have the answer to the inevitable question, “When are we ever going to use this?” My research proved all the applications of math in the real world involve computers. For even longer I tutored struggling students in math, which reinforced my conclusion that math is taught <text:span text:style-name="T2">all</text:span> wrong. Once I learned a little programming (Logo from Papert’s <text:span text:style-name="T1">Mindstorms</text:span> and Python from a student!) it was clear that computers can and should revolutionize math education. Learning math by creating cool, dynamic, interactive graphics <text:span text:style-name="T2">would appeal not only to students who already like math, but (perhaps more importantly) to the students who don’t see the point in all these functions and equations. What I bring to the table is a math-geek interest in the cool stuff you do in math (graphics and fractals for example), and a math tutor’s desire to personalize a lesson and make it clear how this or that math topic is useful.</text:span></text:p>
      <text:p text:style-name="P1"/>
      <text:p text:style-name="P6">The value in learning math through technology:</text:p>
      <text:p text:style-name="P9">There was a real need to learn to do math by hand before the computer age, but now gaining computer skills is crucial to having more choices when it comes to jobs. So learning computer programming is a good idea, and applying it to exploring math problems is great exercise and great fun! <text:span text:style-name="T4">Fractals are a good example. </text:span>40 years ago Benoit Mandelbrot came up with the first Mandelbrot Fractal, and there’s a picture of it in every Precalculus textbook. But you need a computer to draw a fractal! So math educators know the value of these new ideas, but they just have never learned how to explore them using a computer. And I show how easy it is to do. <text:span text:style-name="T5">Readers will come away with a new appreciation for <text:s/>the beauty and power of math, and the knowledge of how to use computer programming to explore problems, create graphics and model physical situations.</text:span></text:p>
      <text:p text:style-name="P2"/>
      <text:p text:style-name="P7">Involvement in the math, teaching or programming communities:</text:p>
      <text:p text:style-name="P11">I’ve been an active contributor to education <text:span text:style-name="T6">discussion</text:span> groups like <text:span text:style-name="T6">Python-edu, </text:span>Math Future <text:span text:style-name="T6">and</text:span> Processing Educators. <text:span text:style-name="T6">My company Make It STEM is dedicated to reaching out to the teaching community to help train them to teach STEM topics using technology with which they might not be familiar, like programming and the Raspberry Pi and Arduino boards.</text:span></text:p>
      <text:p text:style-name="P3"/>
      <text:p text:style-name="P7">Relevant mailing lists, professional societies, user groups to announce the book to:</text:p>
      <text:p text:style-name="P3">AMTA</text:p>
      <text:p text:style-name="P3"/>
      <text:p text:style-name="P3"/>
      <text:p text:style-name="P7">Willing to do media interviews:</text:p>
      <text:p text:style-name="P3">I’m absolutely excited to do interviews to help get the word out about the book. It would be great to have some advance notice when somebody is going to call.</text:p>
      <text:p text:style-name="P1"/>
      <text:p text:style-name="P7">Key influencers to receive copies of the book:</text:p>
      <text:p text:style-name="P3"/>
      <text:p text:style-name="P3"/>
      <text:p text:style-name="P7">Places where I’d like to see the book reviewed:</text:p>
      <text:p text:style-name="P10">The AMTA publishes a monthly magazine, <text:s/><text:span text:style-name="T1">Mathematics Teacher</text:span>, where I’ve always wanted to get something published about my work or my techy lean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09:37:02.888010110</meta:creation-date>
    <dc:date>2017-04-30T11:00:36.644335232</dc:date>
    <meta:editing-duration>PT37M13S</meta:editing-duration>
    <meta:editing-cycles>7</meta:editing-cycles>
    <meta:generator>LibreOffice/5.3.1.2$Linux_x86 LibreOffice_project/30m0$Build-2</meta:generator>
    <meta:document-statistic meta:table-count="0" meta:image-count="0" meta:object-count="0" meta:page-count="2" meta:paragraph-count="31" meta:word-count="913" meta:character-count="5357" meta:non-whitespace-character-count="4472"/>
  </office:meta>
</office:document-meta>
</file>